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193in"/>
    </style:style>
    <style:style style:name="co2" style:family="table-column">
      <style:table-column-properties fo:break-before="auto" style:column-width="4.4846in"/>
    </style:style>
    <style:style style:name="co3" style:family="table-column">
      <style:table-column-properties fo:break-before="auto" style:column-width="3.9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CESS SAMPLER, seeds: [1000, 1001, 1002] RANK: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BUG - LINKER ( 1 ) Send request FROM 1 TO: 2 TAG: 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1</text:p>
          </table:table-cell>
        </table:table-row>
        <table:table-row table:style-name="ro1">
          <table:table-cell office:value-type="string" calcext:value-type="string">
            <text:p>PROCESS SOLVER WRAPPER AT RANK 5 of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 SOLVER WRAPPER AT RANK 6 of 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1</text:p>
          </table:table-cell>
        </table:table-row>
        <table:table-row table:style-name="ro1">
          <table:table-cell office:value-type="string" calcext:value-type="string">
            <text:p>PROCESS SAMPLER, seeds: [0, 1, 2] RANK: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BUG - LINKER ( 0 ) Send request FROM 0 TO: 2 TAG: 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LINKER ( 1 ) Recv solution FROM 2 TO: 1 TAG: 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MANAGER Send solution FROM 2 TO: 1 TAG: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MANAGER Recv request FROM sampler 0 TO: 2 TAG: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LINKER ( 1 ) Send request FROM 1 TO: 2 TAG: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2</text:p>
          </table:table-cell>
        </table:table-row>
        <table:table-row table:style-name="ro1">
          <table:table-cell/>
          <table:table-cell office:value-type="string" calcext:value-type="string">
            <text:p>DEBUG - MANAGER Send solution FROM 2 TO: 0 TAG: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Recv solution FROM 2 TO: 0 TAG: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3</text:p>
          </table:table-cell>
        </table:table-row>
        <table:table-row table:style-name="ro1">
          <table:table-cell/>
          <table:table-cell office:value-type="string" calcext:value-type="string">
            <text:p>DEBUG - LINKER ( 0 ) Send request FROM 0 TO: 2 TAG: 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MANAGER Send solution FROM 2 TO: 1 TAG: 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LINKER ( 1 ) Recv solution FROM 2 TO: 1 TAG: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MANAGER Recv request FROM sampler 0 TO: 2 TAG: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LINKER ( 1 ) - sent_snapshot 4 7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LINKER ( 1 ) Send request FROM 1 TO: 2 TAG: 3</text:p>
          </table:table-cell>
          <table:table-cell/>
        </table:table-row>
        <table:table-row table:style-name="ro1">
          <table:table-cell office:value-type="string" calcext:value-type="string">
            <text:p>W: 0 S: [-0.8691571 -0.7168521] G: [174.25283172 <text:s text:c="2"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4</text:p>
          </table:table-cell>
        </table:table-row>
        <table:table-row table:style-name="ro1">
          <table:table-cell/>
          <table:table-cell office:value-type="string" calcext:value-type="string">
            <text:p>DEBUG - MANAGER Send solution FROM 2 TO: 0 TAG: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Recv solution FROM 2 TO: 0 TAG: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5</text:p>
          </table:table-cell>
        </table:table-row>
        <table:table-row table:style-name="ro1">
          <table:table-cell/>
          <table:table-cell office:value-type="string" calcext:value-type="string">
            <text:p>debug - LINKER ( 0 ) - sent_snapshot 4 7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Send request FROM 0 TO: 2 TAG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: 1 S: [0. 0.] G: [125.87761409 <text:s text:c="2"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MANAGER Send solution FROM 2 TO: 1 TAG: 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LINKER ( 1 ) Recv solution FROM 2 TO: 1 TAG: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MANAGER Recv request FROM sampler 0 TO: 2 TAG: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LINKER ( 1 ) - sent_snapshot 4 7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LINKER ( 1 ) Send request FROM 1 TO: 2 TAG: 4</text:p>
          </table:table-cell>
          <table:table-cell/>
        </table:table-row>
        <table:table-row table:style-name="ro1">
          <table:table-cell office:value-type="string" calcext:value-type="string">
            <text:p>W: 0 S: [-0.2450395 <text:s/>-1.07194693] G: [181.44664489 <text:s text:c="2"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6</text:p>
          </table:table-cell>
        </table:table-row>
        <table:table-row table:style-name="ro1">
          <table:table-cell/>
          <table:table-cell office:value-type="string" calcext:value-type="string">
            <text:p>DEBUG - MANAGER Send solution FROM 2 TO: 0 TAG: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Recv solution FROM 2 TO: 0 TAG: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LINKER ( 0 ) - sent_snapshot 4 7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7</text:p>
          </table:table-cell>
        </table:table-row>
        <table:table-row table:style-name="ro1">
          <table:table-cell/>
          <table:table-cell office:value-type="string" calcext:value-type="string">
            <text:p>DEBUG - LINKER ( 0 ) Send request FROM 0 TO: 2 TAG: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: 0 S: [ 0.87693889 -1.34778003] G: [152.61401557 <text:s text:c="2"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MANAGER Send solution FROM 2 TO: 1 TAG: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LINKER ( 1 ) Recv solution FROM 2 TO: 1 TAG: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MANAGER Recv request FROM sampler 0 TO: 2 TAG: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LINKER ( 1 ) - sent_snapshot 4 7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LINKER ( 1 ) Send request FROM 1 TO: 2 TAG: 5</text:p>
          </table:table-cell>
          <table:table-cell/>
        </table:table-row>
        <table:table-row table:style-name="ro1">
          <table:table-cell office:value-type="string" calcext:value-type="string">
            <text:p>W: 0 S: [-0.96526847 -0.51338145] G: [171.28737317 <text:s text:c="2"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8</text:p>
          </table:table-cell>
        </table:table-row>
        <table:table-row table:style-name="ro1">
          <table:table-cell/>
          <table:table-cell office:value-type="string" calcext:value-type="string">
            <text:p>DEBUG - MANAGER Send solution FROM 2 TO: 0 TAG: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Recv solution FROM 2 TO: 0 TAG: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9</text:p>
          </table:table-cell>
        </table:table-row>
        <table:table-row table:style-name="ro1">
          <table:table-cell/>
          <table:table-cell office:value-type="string" calcext:value-type="string">
            <text:p>debug - LINKER ( 0 ) - sent_snapshot 4 7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9</text:p>
          </table:table-cell>
        </table:table-row>
        <table:table-row table:style-name="ro1">
          <table:table-cell/>
          <table:table-cell office:value-type="string" calcext:value-type="string">
            <text:p>DEBUG - LINKER ( 0 ) Send request FROM 0 TO: 2 TAG: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: 2 S: [ 1.29947629 -0.48940513] G: [87.85199127 <text:s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MANAGER Send solution FROM 2 TO: 1 TAG: 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LINKER ( 1 ) Recv solution FROM 2 TO: 1 TAG: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MANAGER Recv request FROM sampler 0 TO: 2 TAG: 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LINKER ( 1 ) - sent_snapshot 4 7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LINKER ( 1 ) Send request FROM 1 TO: 2 TAG: 6</text:p>
          </table:table-cell>
          <table:table-cell/>
        </table:table-row>
        <table:table-row table:style-name="ro1">
          <table:table-cell office:value-type="string" calcext:value-type="string">
            <text:p>W: 4 S: [0. 0.] G: [85.28708405 <text:s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10</text:p>
          </table:table-cell>
        </table:table-row>
        <table:table-row table:style-name="ro1">
          <table:table-cell/>
          <table:table-cell office:value-type="string" calcext:value-type="string">
            <text:p>DEBUG - MANAGER Send solution FROM 2 TO: 0 TAG: 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Recv solution FROM 2 TO: 0 TAG: 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LINKER ( 0 ) - sent_snapshot 4 7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11</text:p>
          </table:table-cell>
        </table:table-row>
        <table:table-row table:style-name="ro1">
          <table:table-cell/>
          <table:table-cell office:value-type="string" calcext:value-type="string">
            <text:p>DEBUG - LINKER ( 0 ) Send request FROM 0 TO: 2 TAG: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: 0 S: [ 3.38765181 -2.93960161] G: [31.3583526 <text:s/>0. <text:s text:c="6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UG - MANAGER Send solution FROM 2 TO: 1 TAG: 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 - LINKER ( 1 ) Recv solution FROM 2 TO: 1 TAG: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MANAGER Recv request FROM sampler 0 TO: 2 TAG: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LINKER ( 1 ) - sent_snapshot 4 7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BUG - LINKER ( 2 ) Send request FROM 2 TO: 5 TAG: 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12</text:p>
          </table:table-cell>
        </table:table-row>
        <table:table-row table:style-name="ro1">
          <table:table-cell office:value-type="string" calcext:value-type="string">
            <text:p>debug - terminate 2 7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 - terminate 3 7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3 TAG: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MPLER MH: 1 7 - acc/rej/prerej: 2 3 0 40.0 %</text:p>
          </table:table-cell>
          <table:table-cell/>
        </table:table-row>
        <table:table-row table:style-name="ro1">
          <table:table-cell office:value-type="string" calcext:value-type="string">
            <text:p>W: 1 S: [1.04635651 1.47636834] G: [53.83570728 <text:s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Send solution FROM 5 TO: 2 TAG: 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 - LINKER ( 2 ) Recv solution FROM 5 TO: 2 TAG: 12</text:p>
          </table:table-cell>
        </table:table-row>
        <table:table-row table:style-name="ro1">
          <table:table-cell/>
          <table:table-cell office:value-type="string" calcext:value-type="string">
            <text:p>DEBUG - MANAGER Send solution FROM 2 TO: 0 TAG: 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 - LINKER ( 0 ) Recv solution FROM 2 TO: 0 TAG: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BUG - MANAGER Recv request FROM sampler 1 TO: 2 TAG: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 - LINKER ( 0 ) - sent_snapshot 4 7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 - terminate 2 7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 - terminate 3 7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BUG - MANAGER Recv request FROM sampler 0 TO: 2 TAG: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 - terminate 5 7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BUG - MANAGER Recv request FROM sampler 0 TO: 3 TAG: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 - terminate 5 7 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5 TAG: 0</text:p>
          </table:table-cell>
        </table:table-row>
        <table:table-row table:style-name="ro1">
          <table:table-cell office:value-type="string" calcext:value-type="string">
            <text:p>External solver disconn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 - terminate 6 7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BUG - WRAPPER Recv request FROM 2 TO: 6 TAG: 0</text:p>
          </table:table-cell>
        </table:table-row>
        <table:table-row table:style-name="ro1">
          <table:table-cell office:value-type="string" calcext:value-type="string">
            <text:p>External solver disconn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 - terminate 6 7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PLER MH: 0 7 - acc/rej/prerej: 3 2 0 60.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: 2 S: [ 1.99180239 -2.33063609] G: [74.64478099 <text:s/>0. <text:s text:c="7"/>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ed snapshots: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collected snapshots: 0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6 (solver wrapper) termin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5 (solver wrapper) termin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0 (SAMPLER) termin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4 (DATA COLLECTOR) termin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2 (MANAGER) termin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1 (SAMPLER) termina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 process 3 (MANAGER) terminated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21:00:15.469976874</meta:creation-date>
    <dc:date>2020-02-21T21:21:21.843399217</dc:date>
    <meta:editing-duration>PT9M56S</meta:editing-duration>
    <meta:editing-cycles>1</meta:editing-cycles>
    <meta:document-statistic meta:table-count="1" meta:cell-count="156" meta:object-count="0"/>
    <meta:generator>LibreOffice/6.3.4.2.0$Linux_X86_64 LibreOffice_project/30$Build-2</meta:generator>
  </office:meta>
</office:document-meta>
</file>